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line-height="115%" fo:orphans="0" fo:text-indent="0in" style:auto-text-indent="false"/>
      <style:text-properties fo:color="#000000" loext:opacity="100%" style:font-name="Microsoft YaHei UI Light" fo:font-size="10pt" fo:language="el" fo:country="GR"/>
    </style:style>
    <style:style style:name="P2" style:family="paragraph" style:parent-style-name="Text_20_body">
      <style:paragraph-properties fo:margin-top="0in" fo:margin-bottom="0.0972in" style:contextual-spacing="false" fo:line-height="115%" fo:orphans="0"/>
      <style:text-properties fo:color="#000000" loext:opacity="100%" style:font-name="Microsoft YaHei UI Light" fo:font-size="10pt" fo:language="el" fo:country="GR"/>
    </style:style>
    <style:style style:name="P3" style:family="paragraph" style:parent-style-name="Heading_20_2">
      <style:paragraph-properties fo:line-height="115%" fo:orphans="0"/>
      <style:text-properties fo:color="#000000" loext:opacity="100%"/>
    </style:style>
    <style:style style:name="P4" style:family="paragraph" style:parent-style-name="Text_20_body">
      <style:paragraph-properties fo:line-height="115%" fo:orphans="0"/>
      <style:text-properties fo:color="#000000" loext:opacity="100%"/>
    </style:style>
    <style:style style:name="P5" style:family="paragraph" style:parent-style-name="Standard">
      <style:text-properties officeooo:rsid="000ab718" officeooo:paragraph-rsid="000ab718"/>
    </style:style>
    <style:style style:name="P6" style:family="paragraph" style:parent-style-name="Standard">
      <style:text-properties officeooo:rsid="0018628c" officeooo:paragraph-rsid="0018628c"/>
    </style:style>
    <style:style style:name="P7" style:family="paragraph" style:parent-style-name="Standard">
      <style:text-properties officeooo:rsid="0018628c" officeooo:paragraph-rsid="001ae74c"/>
    </style:style>
    <style:style style:name="P8" style:family="paragraph" style:parent-style-name="Standard">
      <style:text-properties officeooo:rsid="0018628c" officeooo:paragraph-rsid="001d9183"/>
    </style:style>
    <style:style style:name="P9" style:family="paragraph" style:parent-style-name="Text_20_body">
      <style:paragraph-properties fo:line-height="115%" fo:orphans="0"/>
      <style:text-properties style:font-name="Microsoft YaHei UI Light" fo:font-size="10pt" fo:language="el" fo:country="GR" fo:font-weight="bold"/>
    </style:style>
    <style:style style:name="P10" style:family="paragraph" style:parent-style-name="Heading_20_2">
      <style:paragraph-properties fo:margin-left="0in" fo:margin-right="0in" fo:line-height="115%" fo:orphans="0" fo:text-indent="0in" style:auto-text-indent="false"/>
      <style:text-properties fo:color="#000000" loext:opacity="100%" style:font-name="Microsoft YaHei UI Light" fo:font-size="10pt" fo:language="el" fo:country="GR" officeooo:paragraph-rsid="002d92f8"/>
    </style:style>
    <style:style style:name="P11" style:family="paragraph" style:parent-style-name="Text_20_body">
      <style:text-properties fo:color="#000000" loext:opacity="100%" style:font-name="Microsoft YaHei UI Light" fo:font-size="10pt" fo:letter-spacing="normal" fo:language="el" fo:country="GR" officeooo:rsid="000ab718" officeooo:paragraph-rsid="000ab718"/>
    </style:style>
    <style:style style:name="P12"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fo:color="#000000" loext:opacity="100%" style:font-name="Microsoft YaHei UI Light" fo:font-size="10pt" fo:language="el" fo:country="GR" officeooo:paragraph-rsid="0013cd4f"/>
    </style:style>
    <style:style style:name="P13"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fo:color="#000000" loext:opacity="100%" style:font-name="Microsoft YaHei UI Light" fo:font-size="10pt" fo:language="el" fo:country="GR" officeooo:paragraph-rsid="0013da6d"/>
    </style:style>
    <style:style style:name="P14"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fo:color="#000000" loext:opacity="100%" style:font-name="Microsoft YaHei UI Light" fo:font-size="10pt" fo:language="el" fo:country="GR" officeooo:paragraph-rsid="0017de0c"/>
    </style:style>
    <style:style style:name="P15" style:family="paragraph" style:parent-style-name="Text_20_body" style:list-style-name="L2">
      <style:paragraph-properties fo:margin-top="0in" fo:margin-bottom="0.0972in" style:contextual-spacing="false" fo:line-height="115%" fo:orphans="0"/>
      <style:text-properties fo:color="#000000" loext:opacity="100%" style:font-name="Microsoft YaHei UI Light" fo:font-size="10pt" fo:language="el" fo:country="GR" officeooo:paragraph-rsid="0018628c"/>
    </style:style>
    <style:style style:name="P16"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fo:color="#000000" loext:opacity="100%" style:font-name="Microsoft YaHei UI Light" fo:font-size="10pt" fo:language="el" fo:country="GR" officeooo:rsid="0017de0c" officeooo:paragraph-rsid="0017de0c"/>
    </style:style>
    <style:style style:name="P17" style:family="paragraph" style:parent-style-name="Text_20_body" style:list-style-name="L2">
      <style:paragraph-properties fo:margin-top="0in" fo:margin-bottom="0.0972in" style:contextual-spacing="false" fo:line-height="115%" fo:orphans="0"/>
      <style:text-properties fo:color="#000000" loext:opacity="100%" style:font-name="Microsoft YaHei UI Light" fo:font-size="10pt" fo:language="el" fo:country="GR" officeooo:rsid="00190eb7" officeooo:paragraph-rsid="00190eb7"/>
    </style:style>
    <style:style style:name="P18" style:family="paragraph" style:parent-style-name="Text_20_body" style:list-style-name="L2">
      <style:paragraph-properties fo:margin-top="0in" fo:margin-bottom="0.0972in" style:contextual-spacing="false" fo:line-height="115%" fo:orphans="0"/>
      <style:text-properties fo:color="#000000" loext:opacity="100%" style:font-name="Microsoft YaHei UI Light" fo:font-size="10pt" fo:language="el" fo:country="GR" officeooo:rsid="0013da6d" officeooo:paragraph-rsid="00190eb7" fo:background-color="transparent"/>
    </style:style>
    <style:style style:name="P19" style:family="paragraph" style:parent-style-name="Text_20_body" style:list-style-name="L4">
      <style:paragraph-properties fo:margin-top="0in" fo:margin-bottom="0.0972in" style:contextual-spacing="false" fo:line-height="115%" fo:orphans="0"/>
      <style:text-properties fo:color="#000000" loext:opacity="100%" style:font-name="Microsoft YaHei UI Light" fo:font-size="10pt" fo:language="el" fo:country="GR" officeooo:rsid="0013da6d" officeooo:paragraph-rsid="001d9183" fo:background-color="transparent"/>
    </style:style>
    <style:style style:name="P20" style:family="paragraph" style:parent-style-name="Text_20_body">
      <style:paragraph-properties fo:margin-top="0in" fo:margin-bottom="0.0972in" style:contextual-spacing="false" fo:line-height="115%" fo:orphans="0"/>
      <style:text-properties fo:color="#000000" loext:opacity="100%" style:font-name="Microsoft YaHei UI Light" fo:font-size="10pt" fo:language="el" fo:country="GR" officeooo:rsid="001d9183" officeooo:paragraph-rsid="001be8c6"/>
    </style:style>
    <style:style style:name="P21"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paragraph-rsid="0013cd4f"/>
    </style:style>
    <style:style style:name="P22"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paragraph-rsid="0013da6d"/>
    </style:style>
    <style:style style:name="P23"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paragraph-rsid="0017de0c"/>
    </style:style>
    <style:style style:name="P24" style:family="paragraph" style:parent-style-name="Text_20_body" style:list-style-name="L2">
      <style:paragraph-properties fo:margin-top="0in" fo:margin-bottom="0.0972in" style:contextual-spacing="false" fo:line-height="115%" fo:orphans="0"/>
      <style:text-properties officeooo:paragraph-rsid="0018628c"/>
    </style:style>
    <style:style style:name="P25" style:family="paragraph" style:parent-style-name="Text_20_body" style:list-style-name="L3">
      <style:paragraph-properties fo:margin-top="0in" fo:margin-bottom="0.0972in" style:contextual-spacing="false" fo:line-height="115%" fo:orphans="0"/>
      <style:text-properties officeooo:paragraph-rsid="001ae74c"/>
    </style:style>
    <style:style style:name="P26" style:family="paragraph" style:parent-style-name="Text_20_body" style:list-style-name="L4">
      <style:paragraph-properties fo:margin-top="0in" fo:margin-bottom="0.0972in" style:contextual-spacing="false" fo:line-height="115%" fo:orphans="0"/>
      <style:text-properties officeooo:paragraph-rsid="001d9183"/>
    </style:style>
    <style:style style:name="P27"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rsid="0017de0c" officeooo:paragraph-rsid="0017de0c"/>
    </style:style>
    <style:style style:name="P28" style:family="paragraph" style:parent-style-name="Text_20_body" style:list-style-name="L3">
      <style:paragraph-properties fo:margin-top="0in" fo:margin-bottom="0.0972in" style:contextual-spacing="false" fo:line-height="115%" fo:orphans="0"/>
      <style:text-properties officeooo:rsid="001be8c6" officeooo:paragraph-rsid="001be8c6"/>
    </style:style>
    <style:style style:name="P29"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rsid="0028319b" officeooo:paragraph-rsid="0028319b"/>
    </style:style>
    <style:style style:name="T1" style:family="text">
      <style:text-properties fo:language="el" fo:country="GR"/>
    </style:style>
    <style:style style:name="T2" style:family="text">
      <style:text-properties fo:language="el" fo:country="GR" officeooo:rsid="001ae74c"/>
    </style:style>
    <style:style style:name="T3" style:family="text">
      <style:text-properties fo:language="el" fo:country="GR" officeooo:rsid="001d9183"/>
    </style:style>
    <style:style style:name="T4" style:family="text">
      <style:text-properties fo:font-variant="normal" fo:text-transform="none" fo:color="#000000" loext:opacity="100%" style:font-name="Microsoft YaHei UI Light" fo:font-size="10pt" fo:language="el" fo:country="GR"/>
    </style:style>
    <style:style style:name="T5" style:family="text">
      <style:text-properties fo:color="#000000" loext:opacity="100%" style:font-name="Microsoft YaHei UI Light" fo:font-size="10pt" fo:language="el" fo:country="GR"/>
    </style:style>
    <style:style style:name="T6" style:family="text">
      <style:text-properties fo:color="#000000" loext:opacity="100%" style:font-name="Microsoft YaHei UI Light" fo:font-size="10pt" fo:language="el" fo:country="GR" style:text-underline-style="solid" style:text-underline-width="auto" style:text-underline-color="font-color"/>
    </style:style>
    <style:style style:name="T7" style:family="text">
      <style:text-properties fo:color="#000000" loext:opacity="100%" style:font-name="Microsoft YaHei UI Light" fo:font-size="10pt" fo:language="el" fo:country="GR" style:text-underline-style="solid" style:text-underline-width="auto" style:text-underline-color="font-color" fo:font-weight="bold" officeooo:rsid="00116908" style:font-weight-asian="bold" style:font-weight-complex="bold"/>
    </style:style>
    <style:style style:name="T8" style:family="text">
      <style:text-properties fo:color="#000000" loext:opacity="100%" style:font-name="Microsoft YaHei UI Light" fo:font-size="10pt" fo:language="el" fo:country="GR" style:text-underline-style="solid" style:text-underline-width="auto" style:text-underline-color="font-color" fo:font-weight="bold" officeooo:rsid="0026de93" style:font-weight-asian="bold" style:font-weight-complex="bold"/>
    </style:style>
    <style:style style:name="T9" style:family="text">
      <style:text-properties fo:color="#000000" loext:opacity="100%" style:font-name="Microsoft YaHei UI Light" fo:font-size="10pt" fo:language="el" fo:country="GR" style:text-underline-style="solid" style:text-underline-width="auto" style:text-underline-color="font-color" officeooo:rsid="0018628c"/>
    </style:style>
    <style:style style:name="T10" style:family="text">
      <style:text-properties fo:color="#000000" loext:opacity="100%" style:font-name="Microsoft YaHei UI Light" fo:font-size="10pt" fo:language="el" fo:country="GR" fo:font-style="italic" style:text-underline-style="solid" style:text-underline-width="auto" style:text-underline-color="font-color" officeooo:rsid="0018628c"/>
    </style:style>
    <style:style style:name="T11" style:family="text">
      <style:text-properties fo:color="#000000" loext:opacity="100%" style:font-name="Microsoft YaHei UI Light" fo:font-size="10pt" fo:language="el" fo:country="GR" fo:font-style="italic" style:text-underline-style="none" officeooo:rsid="0018628c"/>
    </style:style>
    <style:style style:name="T12" style:family="text">
      <style:text-properties fo:color="#000000" loext:opacity="100%" style:font-name="Microsoft YaHei UI Light" fo:font-size="10pt" fo:language="el" fo:country="GR" officeooo:rsid="000dac84"/>
    </style:style>
    <style:style style:name="T13" style:family="text">
      <style:text-properties fo:color="#000000" loext:opacity="100%" style:font-name="Microsoft YaHei UI Light" fo:font-size="10pt" fo:language="el" fo:country="GR" officeooo:rsid="00116908"/>
    </style:style>
    <style:style style:name="T14" style:family="text">
      <style:text-properties fo:color="#000000" loext:opacity="100%" style:font-name="Microsoft YaHei UI Light" fo:font-size="10pt" fo:language="el" fo:country="GR" officeooo:rsid="00132a2b"/>
    </style:style>
    <style:style style:name="T15" style:family="text">
      <style:text-properties fo:color="#000000" loext:opacity="100%" style:font-name="Microsoft YaHei UI Light" fo:font-size="10pt" fo:language="el" fo:country="GR" officeooo:rsid="0018628c"/>
    </style:style>
    <style:style style:name="T16" style:family="text">
      <style:text-properties fo:color="#000000" loext:opacity="100%" style:font-name="Microsoft YaHei UI Light" fo:font-size="10pt" fo:language="el" fo:country="GR" officeooo:rsid="00190eb7"/>
    </style:style>
    <style:style style:name="T17" style:family="text">
      <style:text-properties fo:color="#000000" loext:opacity="100%" style:font-name="Microsoft YaHei UI Light" fo:font-size="10pt" fo:language="el" fo:country="GR" officeooo:rsid="0019fc6f"/>
    </style:style>
    <style:style style:name="T18" style:family="text">
      <style:text-properties fo:color="#000000" loext:opacity="100%" style:font-name="Microsoft YaHei UI Light" fo:font-size="10pt" fo:language="el" fo:country="GR" officeooo:rsid="001ae74c"/>
    </style:style>
    <style:style style:name="T19" style:family="text">
      <style:text-properties fo:color="#000000" loext:opacity="100%" style:font-name="Microsoft YaHei UI Light" fo:font-size="10pt" fo:language="el" fo:country="GR" officeooo:rsid="001be8c6"/>
    </style:style>
    <style:style style:name="T20" style:family="text">
      <style:text-properties fo:color="#000000" loext:opacity="100%" style:font-name="Microsoft YaHei UI Light" fo:font-size="10pt" fo:language="el" fo:country="GR" officeooo:rsid="001d9183"/>
    </style:style>
    <style:style style:name="T21" style:family="text">
      <style:text-properties fo:color="#000000" loext:opacity="100%" style:font-name="Microsoft YaHei UI Light" fo:font-size="10pt" fo:language="el" fo:country="GR" officeooo:rsid="001e9eb7"/>
    </style:style>
    <style:style style:name="T22" style:family="text">
      <style:text-properties fo:color="#000000" loext:opacity="100%" style:font-name="Microsoft YaHei UI Light" fo:font-size="10pt" fo:language="el" fo:country="GR" officeooo:rsid="0020412d"/>
    </style:style>
    <style:style style:name="T23" style:family="text">
      <style:text-properties fo:color="#000000" loext:opacity="100%" style:font-name="Microsoft YaHei UI Light" fo:font-size="10pt" fo:language="el" fo:country="GR" style:text-underline-style="none" fo:font-weight="normal" officeooo:rsid="00116908" style:font-weight-asian="normal" style:font-weight-complex="normal"/>
    </style:style>
    <style:style style:name="T24" style:family="text">
      <style:text-properties fo:color="#000000" loext:opacity="100%" style:font-name="Microsoft YaHei UI Light" fo:font-size="10pt" fo:language="el" fo:country="GR" style:text-underline-style="none" fo:font-weight="normal" officeooo:rsid="0025544c" style:font-weight-asian="normal" style:font-weight-complex="normal"/>
    </style:style>
    <style:style style:name="T25" style:family="text">
      <style:text-properties fo:color="#000000" loext:opacity="100%" style:font-name="Microsoft YaHei UI Light" fo:font-size="10pt" fo:language="el" fo:country="GR" style:text-underline-style="none" fo:font-weight="normal" officeooo:rsid="0026de93" style:font-weight-asian="normal" style:font-weight-complex="normal"/>
    </style:style>
    <style:style style:name="T26" style:family="text">
      <style:text-properties fo:color="#000000" loext:opacity="100%" style:font-name="Microsoft YaHei UI Light" fo:font-size="10pt" fo:language="el" fo:country="GR" officeooo:rsid="0028319b"/>
    </style:style>
    <style:style style:name="T27" style:family="text">
      <style:text-properties fo:color="#000000" loext:opacity="100%" style:font-name="Microsoft YaHei UI Light" fo:font-size="10pt" fo:language="el" fo:country="GR" officeooo:rsid="002b1662"/>
    </style:style>
    <style:style style:name="T28" style:family="text">
      <style:text-properties fo:color="#000000" loext:opacity="100%" style:font-name="Microsoft YaHei UI Light" fo:font-size="10pt" fo:language="en" fo:country="US" style:text-underline-style="solid" style:text-underline-width="auto" style:text-underline-color="font-color" fo:font-weight="bold" officeooo:rsid="00116908" style:font-weight-asian="bold" style:font-weight-complex="bold"/>
    </style:style>
    <style:style style:name="T29" style:family="text">
      <style:text-properties officeooo:rsid="002c5e5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ΠΕΡΊΠΤΩΣΗ ΧΡΗΣΗΣ : Επεξεργασία επίπλων</text:p>
      <text:h text:style-name="P1" text:outline-level="2">ΒΑΣΙΚΉ ΡΟΉ: </text:h>
      <text:list xml:id="list912532112" text:style-name="L1">
        <text:list-item>
          <text:p text:style-name="P21"><text:span text:style-name="T5">Ο χρήστης επιλέγει να επεξεργαστεί ένα συγκεκριμένο έπιπλο </text:span><text:span text:style-name="T12">από την </text:span><text:span text:style-name="T20">σελίδα</text:span><text:span text:style-name="T12"> δωματίου</text:span><text:span text:style-name="T5">.</text:span></text:p>
        </text:list-item>
        <text:list-item>
          <text:p text:style-name="P21"><text:span text:style-name="T4"><text:s/></text:span><text:span text:style-name="T5">Το σύστημα εμφανίζει σε μεγέθυνση το έπιπλο προς επεξεργασία</text:span><text:span text:style-name="T22"> σε νέα σελίδα</text:span><text:span text:style-name="T13"> </text:span><text:span text:style-name="T7">(</text:span><text:span text:style-name="T28">boundary</text:span><text:span text:style-name="T7"> </text:span><text:span text:style-name="T28">and</text:span><text:span text:style-name="T7"> </text:span><text:span text:style-name="T28">entity</text:span><text:span text:style-name="T7">?</text:span><text:span text:style-name="T8">)</text:span><text:span text:style-name="T25">,</text:span><text:span text:style-name="T23"> ό</text:span><text:span text:style-name="T24">πως και διάφορες πληροφορίες για αυτό.</text:span></text:p>
        </text:list-item>
        <text:list-item>
          <text:p text:style-name="P12">Ο χρήστης επιλέγει να επεξεργαστεί ένα βασικό τμήμα του επίπλου (πχ. Τα πόδια ενός τραπεζιού)</text:p>
        </text:list-item>
        <text:list-item>
          <text:p text:style-name="P21"><text:span text:style-name="T5">Το σύστημα ξεχωρίζει το βασικό τμήμα που επέλεξε ο χρήστης και </text:span><text:span text:style-name="T6">εμφανίζει κάποιες πληροφορίες για αυτό. Για παράδειγμα , το βάρος του , το υλικό του και το ποσοστό που αποτελεί για το συνολικό έπιπλο.? </text:span></text:p>
        </text:list-item>
        <text:list-item>
          <text:p text:style-name="P22"><text:span text:style-name="T5">Ο χρήστης επ</text:span><text:span text:style-name="T16">εξεργάζεται τις διαστάσεις, το χρώμα ή και το υλικό. (ίσως και βάρος)</text:span></text:p>
        </text:list-item>
        <text:list-item>
          <text:p text:style-name="P13">Το σύστημα εμφανίζει το έπιπλο με τις νέες προδιαγραφές.</text:p>
        </text:list-item>
        <text:list-item>
          <text:p text:style-name="P14">Ο χρήστης το αποθηκεύει.</text:p>
        </text:list-item>
        <text:list-item>
          <text:p text:style-name="P16">Το σύστημα ελέγχει εάν υπάρχουν και άλλα ίδια έπιπλα στο δωμάτιο </text:p>
        </text:list-item>
        <text:list-item>
          <text:p text:style-name="P27"><text:span text:style-name="T5">Το σύστημα εμφανίζει ένα μήνυμα επιβεβαίωσης </text:span><text:span text:style-name="T15">και σε περίπτωση επιβεβαίωσης αλλάζουν όλα ίδια έπιπλα σύμφωνα με της αλλαγές που έκανε ο χρήστης στο συγκεκριμένο έπιπλο.</text:span></text:p>
        </text:list-item>
        <text:list-item>
          <text:p text:style-name="P29"><text:span text:style-name="T15">Τ</text:span><text:span text:style-name="T5">ο σύστημα αποθηκεύει το “νέο” έπιπλο στην τοπική βάση δεδομένων του χρήστη, για να μπορέσει αν θέλει να το προσθέσει και σε άλλα δωμάτια.</text:span></text:p>
        </text:list-item>
        <text:list-item>
          <text:p text:style-name="P23"><text:span text:style-name="T26">Το σύστημα επιστρέφει τον χρήστη</text:span><text:span text:style-name="T5"> στ</text:span><text:span text:style-name="T20">ην σελίδα</text:span><text:span text:style-name="T5"> του δωματίου με τ</text:span><text:span text:style-name="T20">ις αλλαγές. </text:span></text:p>
        </text:list-item>
      </text:list>
      <text:h text:style-name="P10" text:outline-level="2">ΕΝΑΛΛΑΚΤΙΚΗ ΡΟΗ 1:  </text:h>
      <text:p text:style-name="P9">3.α.1  Ο χρήστης επιλέγει να επεξεργαστεί τις διαστάσεις σε ολόκληρο το έπιπλο.</text:p>
      <text:p text:style-name="P2">3.α.2  Το σύστημα δίνει κάποιες προτάσεις στον χρήστη, ανάλογα με την κατηγορία που ανήκει και τον διαθέσιμο χώρο που υπάρχει στο δωμάτιο.(Πχ ποιες θα ήταν οι επιθυμητές διαστάσεις για να φαίνεται πιο ευρύχωρο το δωμάτιο).</text:p>
      <text:p text:style-name="P2">3.α.3  Ο χρήστης κατοχυρώνει τις αλλαγές στις διαστάσεις</text:p>
      <text:p text:style-name="P2">3.α.4. Επιστρέφουμε στο βήμα 9 της βασικής ροής.</text:p>
      <text:h text:style-name="P3" text:outline-level="2"> </text:h>
      <text:h text:style-name="P1" text:outline-level="2">ΕΝΑΛΛΑΚΤΙΚΗ ΡΟΗ 2:  </text:h>
      <text:p text:style-name="P2">9.α.1  Το σύστημα ενημερώνει τον χρήστη ότι πρέπει να αλλάξουν οι διαστάσεις και τον υπόλοιπων τμημάτων </text:p>
      <text:p text:style-name="P2">9.α.2 Ο χρήστης δέχεται να γίνουν οι αλλαγές και στα υπόλοιπα τμήματα.</text:p>
      <text:p text:style-name="P2">9.α.3 Το σύστημα φέρνει στις κατάλληλες διαστάσεις όλα τα τμήματα του επίπλου , έτσι ώστε να ταιριάζουν με αυτές που έδωσε  ο χρήστης</text:p>
      <text:p text:style-name="P2">9.α.4. Επιστρέφουμε στο βήμα 9 της βασικής ροής.</text:p>
      <text:h text:style-name="P1" text:outline-level="2"><text:soft-page-break/>ΕΝΑΛΛΑΚΤΙΚΗ ΡΟΗ 3:  </text:h>
      <text:p text:style-name="P2">10.α.1. </text:p>
      <text:p text:style-name="P4"> </text:p>
      <text:p text:style-name="P5"/>
      <text:p text:style-name="P6"><text:span text:style-name="T1">Περίπτωση</text:span> <text:span text:style-name="T1">χρήσης</text:span> : <text:span text:style-name="T1">Αλλαγή</text:span> <text:s/><text:span text:style-name="T1">Διαστάσεων</text:span> <text:span text:style-name="T1">επίπλου</text:span></text:p>
      <text:p text:style-name="P6"/>
      <text:list xml:id="list176524361" text:style-name="L2">
        <text:list-item>
          <text:p text:style-name="P17">Ο χρήστης επιλέγει να επεξεργαστεί το πεδίο των διαστάσεων του επίπλου</text:p>
        </text:list-item>
        <text:list-item>
          <text:p text:style-name="P18">Το σύστημα ελέγχει αν επιλέχθηκε από τον χρήστη να επεξεργαστεί ένα τμήμα του επίπλου.</text:p>
        </text:list-item>
        <text:list-item>
          <text:p text:style-name="P24"><text:span text:style-name="T5">Το σύστημα </text:span><text:span text:style-name="T17">εμφανίζει</text:span><text:span text:style-name="T5"> κάποιες προτάσεις στον χρήστη, ανάλογα με την κατηγορία </text:span><text:span text:style-name="T16">χρήστη </text:span><text:span text:style-name="T5">που ανήκει, τον διαθέσιμο χώρο που υπάρχει στο δωμάτιο.(Πχ ποιες θα ήταν οι επιθυμητές διαστάσεις για να φαίνεται πιο ευρύχωρο το δωμάτιο).</text:span></text:p>
        </text:list-item>
        <text:list-item>
          <text:p text:style-name="P24"><text:span text:style-name="T5">Ο χρήστης </text:span><text:span text:style-name="T14">εισάγει</text:span><text:span text:style-name="T5"> αλλαγές στις διαστάσεις </text:span><text:span text:style-name="T16">(ύψος, πλάτος, μήκος)</text:span><text:span text:style-name="T5">.</text:span></text:p>
        </text:list-item>
        <text:list-item>
          <text:p text:style-name="P15">Το σύστημα ελέγχει αν πρέπει να αλλάξουν και οι διαστάσεις τον υπόλοιπων τμημάτων του επίπλου.</text:p>
        </text:list-item>
        <text:list-item>
          <text:p text:style-name="P24"><text:span text:style-name="T15">Το σύστημα ελέγχει αν το έπιπλο με τις νέες διαστάσεις χωράει στην θέση που υπήρχε στο δωμάτιο και αν αντέχει το βάρος άλλων</text:span><text:span text:style-name="T9"> </text:span><text:span text:style-name="T10">αντικειμένων</text:span><text:span text:style-name="T15">  που μπορεί να βρίσκονται πάνω του.</text:span></text:p>
        </text:list-item>
      </text:list>
      <text:p text:style-name="P6"/>
      <text:p text:style-name="P7"><text:span text:style-name="T1">Περίπτωση</text:span> <text:span text:style-name="T1">χρήσης</text:span> : <text:span text:style-name="T1">Αλλαγή</text:span> <text:s/><text:span text:style-name="T2">Χρώματος</text:span></text:p>
      <text:p text:style-name="P7"/>
      <text:list xml:id="list2372717981" text:style-name="L3">
        <text:list-item>
          <text:p text:style-name="P25"><text:span text:style-name="T16">Ο χρήστης επιλέγει να επεξεργαστεί το πεδίο τ</text:span><text:span text:style-name="T18">ου χρώματος </text:span><text:span text:style-name="T16">του επίπλου</text:span></text:p>
        </text:list-item>
        <text:list-item>
          <text:p text:style-name="P25"><text:span text:style-name="T5">Το σύστημα </text:span><text:span text:style-name="T17">εμφανίζει</text:span><text:span text:style-name="T5"> κάποιες προτάσεις στον χρήστη, ανάλογα με την κατηγορία </text:span><text:span text:style-name="T16">χρήστη </text:span><text:span text:style-name="T5">που ανήκει, </text:span><text:span text:style-name="T18">και την χρωματική παλέτα που έχει ήδη χρησιμοποιηθεί</text:span><text:span text:style-name="T5"> στο δωμάτιο.</text:span></text:p>
        </text:list-item>
        <text:list-item>
          <text:p text:style-name="P25"><text:span text:style-name="T5">Ο χρήστης </text:span><text:span text:style-name="T14">εισάγει</text:span><text:span text:style-name="T5"> </text:span><text:span text:style-name="T18">το χ</text:span><text:span text:style-name="T19">ρ</text:span><text:span text:style-name="T18">ώμα που επιθυμεί.</text:span></text:p>
        </text:list-item>
        <text:list-item>
          <text:p text:style-name="P25"><text:span text:style-name="T5">Το σύστημα ελέγχει αν </text:span><text:span text:style-name="T19">ταιριάζει το αλλαγμένο έπιπλο με την σύνθεση του χώρου </text:span></text:p>
        </text:list-item>
        <text:list-item>
          <text:p text:style-name="P28"><text:span text:style-name="T5">Το σύστημα </text:span><text:span text:style-name="T20">ενημερώνει</text:span><text:span text:style-name="T5"> τον χρήστη ότι θα ταίριαζε να αλλάξει το χρώμα και σε κάποια άλλα σημεία (έπιπλα, πάτωμα, τοίχοι) του δωματίου. </text:span><text:span text:style-name="T20">Εμφανίζει ένα μήνυμα επιβεβαίωσης που στην περίπτωση επιβεβαίωσης </text:span></text:p>
        </text:list-item>
      </text:list>
      <text:p text:style-name="P20"/>
      <text:p text:style-name="P8"><text:span text:style-name="T1">Περίπτωση</text:span> <text:span text:style-name="T1">χρήσης</text:span> : <text:span text:style-name="T1">Αλλαγή</text:span> <text:s/><text:span text:style-name="T3">υλικού επίπλου</text:span></text:p>
      <text:p text:style-name="P8"/>
      <text:list xml:id="list2801495024" text:style-name="L4">
        <text:list-item>
          <text:p text:style-name="P26"><text:span text:style-name="T16">Ο χρήστης επιλέγει να επεξεργαστεί το πεδίο τ</text:span><text:span text:style-name="T20">ου</text:span><text:span text:style-name="T16"> του επίπλου</text:span></text:p>
        </text:list-item>
        <text:list-item>
          <text:p text:style-name="P19">Το σύστημα ελέγχει αν επιλέχθηκε από τον χρήστη να επεξεργαστεί ένα τμήμα του επίπλου.</text:p>
        </text:list-item>
        <text:list-item>
          <text:p text:style-name="P26"><text:span text:style-name="T5">Το σύστημα </text:span><text:span text:style-name="T17">εμφανίζει</text:span><text:span text:style-name="T5"> κάποιες προτάσεις στον χρήστη, ανάλογα με την κατηγορία </text:span><text:span text:style-name="T16">χρήστη </text:span><text:span text:style-name="T5">που ανήκει, τ</text:span><text:span text:style-name="T20">α υλικά που υπάρχουν στο δωμάτιο και το πόσο βαρύ χρειάζεται να είναι </text:span></text:p>
        </text:list-item>
        <text:list-item>
          <text:p text:style-name="P26"><text:span text:style-name="T5">Ο χρήστης </text:span><text:span text:style-name="T14">ε</text:span><text:span text:style-name="T20">πιλέγει το υλικό που επιθυμεί</text:span><text:span text:style-name="T5">.</text:span></text:p>
        </text:list-item>
        <text:list-item>
          <text:p text:style-name="P26"><text:span text:style-name="T5">Το σύστημα ελέγχει αν πρέπει να αλλάξ</text:span><text:span text:style-name="T20">ει το υλικό και στα άλλα τμήματα του επίπλου (γιατί αλλιώς </text:span><text:span text:style-name="T21">μπορεί να μην είναι στέρεο το έπιπλο</text:span><text:span text:style-name="T20">)</text:span><text:span text:style-name="T5">.</text:span></text:p>
        </text:list-item>
        <text:list-item>
          <text:p text:style-name="P26"><text:soft-page-break/><text:span text:style-name="T15">Το σύστημα ελέγχει αν το έπιπλο με τ</text:span><text:span text:style-name="T21">ο νέο υλικό</text:span><text:span text:style-name="T15"> </text:span><text:span text:style-name="T21">α</text:span><text:span text:style-name="T15">ν αντέχει το βάρος άλλων</text:span><text:span text:style-name="T9"> </text:span><text:span text:style-name="T10">αντικειμένων</text:span><text:span text:style-name="T11"> </text:span><text:span text:style-name="T15">που μπορεί να βρίσκονται πάνω του </text:span><text:span text:style-name="T21">και αν υπάρχει αρμονία στην <text:s/>σύνθεση του δωματίου.</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20:42:16.026431845</meta:creation-date>
    <dc:date>2023-04-18T14:34:23.557897950</dc:date>
    <meta:editing-duration>PT32M4S</meta:editing-duration>
    <meta:editing-cycles>8</meta:editing-cycles>
    <meta:generator>LibreOffice/7.3.7.2$Linux_X86_64 LibreOffice_project/30$Build-2</meta:generator>
    <meta:document-statistic meta:table-count="0" meta:image-count="0" meta:object-count="0" meta:page-count="3" meta:paragraph-count="47" meta:word-count="676" meta:character-count="4094" meta:non-whitespace-character-count="3463"/>
  </office:meta>
</office:document-meta>
</file>